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5" table:default-cell-style-name="Default"/>
        <table:table-row table:style-name="ro1"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cassava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owpea</text:p>
          </table:table-cell>
          <table:table-cell office:value-type="string" calcext:value-type="string">
            <text:p>finger millet</text:p>
          </table:table-cell>
          <table:table-cell office:value-type="string" calcext:value-type="string">
            <text:p>groundnut</text:p>
          </table:table-cell>
          <table:table-cell office:value-type="string" calcext:value-type="string">
            <text:p>lenti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other cereals</text:p>
          </table:table-cell>
          <table:table-cell office:value-type="string" calcext:value-type="string">
            <text:p>other fibre crops</text:p>
          </table:table-cell>
          <table:table-cell office:value-type="string" calcext:value-type="string">
            <text:p>other oil crops</text:p>
          </table:table-cell>
          <table:table-cell office:value-type="string" calcext:value-type="string">
            <text:p>other pulses</text:p>
          </table:table-cell>
          <table:table-cell office:value-type="string" calcext:value-type="string">
            <text:p>pearl millet</text:p>
          </table:table-cell>
          <table:table-cell office:value-type="string" calcext:value-type="string">
            <text:p>pigeonpea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rapeseed</text:p>
          </table:table-cell>
          <table:table-cell office:value-type="string" calcext:value-type="string">
            <text:p>rest of crop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esameseed</text:p>
          </table:table-cell>
          <table:table-cell office:value-type="string" calcext:value-type="string">
            <text:p>sorghum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mperate fruit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ropical fruit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yams</text:p>
          </table:table-cell>
        </table:table-row>
        <table:table-row table:style-name="ro1">
          <table:table-cell office:value-type="string" calcext:value-type="string">
            <text:p>Andaman and Nicobar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ndhra Pradesh</text:p>
          </table:table-cell>
          <table:table-cell table:number-columns-repeated="3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ssam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ihar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andigar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hhattisgar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adra and Nagar Havel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elh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o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jara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aryan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ammu and Kashmir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harkhan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eral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dhya Pradesh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harashtr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ghalay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riss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uducherr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amil Nadu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ipur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ttarakhan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6:42:17.656287988</meta:creation-date>
    <dc:date>2017-09-01T17:30:46.229520703</dc:date>
    <meta:editing-duration>PT23H47M36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